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)" office:value-type="float" office:value="59800" calcext:value-type="float">
            <text:p>5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)" office:value-type="float" office:value="45400" calcext:value-type="float">
            <text:p>454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4400" calcext:value-type="float">
            <text:p>14400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32100" calcext:value-type="float">
            <text:p>3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table:number-columns-repeated="4"/>
          <table:table-cell table:style-name="ce17" table:formula="of:=SUM([.A33:.F33])" office:value-type="float" office:value="6800" calcext:value-type="float">
            <text:p>6800</text:p>
          </table:table-cell>
          <table:table-cell table:style-name="ce23" table:formula="of:=SUM([.B58:.F58])" office:value-type="float" office:value="323.809523809524" calcext:value-type="float">
            <text:p>323.8095238095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D58:.F58])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58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58:.E58])" office:value-type="float" office:value="323.809523809524" calcext:value-type="float">
            <text:p>323.809523809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58];[.C58];[.E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8];[.C58];[.F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 table:number-columns-repeated="2" office:value-type="string" calcext:value-type="string">
            <text:p>-Movses</text:p>
          </table:table-cell>
          <table:table-cell/>
          <table:table-cell table:formula="of:=SUM([.A58];[.C58];[.D58];[.E58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];[.B58];[.D58])" office:value-type="float" office:value="323.809523809524" calcext:value-type="float">
            <text:p>323.8095238095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)" office:value-type="float" office:value="323.809523809524" calcext:value-type="float">
            <text:p>323.8095238095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1" office:value-type="float" office:value="323.809523809524" calcext:value-type="float">
            <text:p>323.8095238095</text:p>
          </table:table-cell>
          <table:table-cell table:style-name="ce17" table:formula="of:=[.C33]/21" office:value-type="float" office:value="0" calcext:value-type="float">
            <text:p>0</text:p>
          </table:table-cell>
          <table:table-cell table:style-name="ce17" table:formula="of:=[.D33]/20" office:value-type="float" office:value="0" calcext:value-type="float">
            <text:p>0</text:p>
          </table:table-cell>
          <table:table-cell table:style-name="ce17" table:formula="of:=[.E33]/19" office:value-type="float" office:value="0" calcext:value-type="float">
            <text:p>0</text:p>
          </table:table-cell>
          <table:table-cell table:style-name="ce17" table:formula="of:=[.F33]/18" office:value-type="float" office:value="0" calcext:value-type="float">
            <text:p>0</text:p>
          </table:table-cell>
          <table:table-cell/>
          <table:table-cell table:formula="of:=SUM([.C58])"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6800" calcext:value-type="float">
            <text:p>68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5:43:54.391584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8T15:44:38.470113018</dc:date>
    <meta:editing-duration>P3DT16H18M2S</meta:editing-duration>
    <meta:editing-cycles>1619</meta:editing-cycles>
    <meta:generator>LibreOffice/4.2.8.2$Linux_X86_64 LibreOffice_project/420m0$Build-2</meta:generator>
    <meta:document-statistic meta:table-count="11" meta:cell-count="3926" meta:object-count="0"/>
  </office:meta>
</office:document-meta>
</file>